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 style:writing-mode="lr-tb"/>
    </style:style>
    <style:style style:name="表3.A" style:family="table-column">
      <style:table-column-properties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table:align="margins" style:writing-mode="lr-tb"/>
    </style:style>
    <style:style style:name="表4.A" style:family="table-column">
      <style:table-column-properties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table:align="margins" style:writing-mode="lr-tb"/>
    </style:style>
    <style:style style:name="表7.A" style:family="table-column">
      <style:table-column-properties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table:align="margins" style:writing-mode="lr-tb"/>
    </style:style>
    <style:style style:name="表8.A" style:family="table-column">
      <style:table-column-properties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table:align="margins" style:writing-mode="lr-tb"/>
    </style:style>
    <style:style style:name="表9.A" style:family="table-column">
      <style:table-column-properties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able_20_Contents" style:list-style-name="L4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2" style:family="paragraph" style:parent-style-name="Table_20_Contents" style:list-style-name="L4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able_20_Contents" style:list-style-name="L43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6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7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83251840150681380" text:style-name="L1">
        <text:list-item>
          <text:p text:style-name="P24">REVIEW </text:p>
        </text:list-item>
        <text:list-item>
          <text:p text:style-name="P24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455905" text:continue-numbering="true" text:style-name="L1">
        <text:list-item>
          <text:list>
            <text:list-item>
              <text:p text:style-name="P24">==&gt; COMP</text:p>
            </text:list-item>
          </text:list>
        </text:list-item>
        <text:list-item>
          <text:p text:style-name="P24"/>
        </text:list-item>
      </text:list>
      <text:p text:style-name="P5"/>
      <text:p text:style-name="P5">[next]</text:p>
      <text:list xml:id="list1376732609715872928" text:style-name="L2">
        <text:list-item>
          <text:p text:style-name="P25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468515" text:continue-numbering="true" text:style-name="L2">
        <text:list-item>
          <text:p text:style-name="P25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5715897191286373991" text:style-name="L3">
        <text:list-item>
          <text:p text:style-name="P26">REVIEW </text:p>
        </text:list-item>
        <text:list-item>
          <text:p text:style-name="P26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461768" text:continue-numbering="true" text:style-name="L3">
        <text:list-item>
          <text:p text:style-name="P26"/>
        </text:list-item>
      </text:list>
      <text:p text:style-name="P5">[next]</text:p>
      <text:list xml:id="list2367704814882909110" text:style-name="L4">
        <text:list-item>
          <text:p text:style-name="P27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477259" text:continue-numbering="true" text:style-name="L4">
        <text:list-item>
          <text:p text:style-name="P27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5729280813248096145" text:style-name="L5">
        <text:list-item>
          <text:p text:style-name="P28">REVIEW </text:p>
        </text:list-item>
        <text:list-item>
          <text:p text:style-name="P28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458083" text:continue-numbering="true" text:style-name="L5">
        <text:list-item>
          <text:p text:style-name="P28"/>
          <text:list>
            <text:list-item>
              <text:p text:style-name="P28"/>
            </text:list-item>
          </text:list>
        </text:list-item>
      </text:list>
      <text:p text:style-name="P5"/>
      <text:p text:style-name="P5">[next]</text:p>
      <text:list xml:id="list4274075309189379965" text:style-name="L6">
        <text:list-item>
          <text:p text:style-name="P29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476528" text:continue-numbering="true" text:style-name="L6">
        <text:list-item>
          <text:p text:style-name="P29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8845187033169260135" text:style-name="L7">
        <text:list-item>
          <text:p text:style-name="P30">REVIEW </text:p>
        </text:list-item>
        <text:list-item>
          <text:p text:style-name="P30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459211" text:continue-numbering="true" text:style-name="L7">
        <text:list-item>
          <text:p text:style-name="P30"><text:soft-page-break/>TASK-2 : #21</text:p>
        </text:list-item>
      </text:list>
      <text:p text:style-name="P5"/>
      <text:p text:style-name="P5">[next]</text:p>
      <text:list xml:id="list152353040134459199" text:style-name="L8">
        <text:list-item>
          <text:p text:style-name="P68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613846089834445035" text:style-name="L9">
        <text:list-item>
          <text:p text:style-name="P31">REVIEW </text:p>
        </text:list-item>
        <text:list-item>
          <text:p text:style-name="P31"><text:span text:style-name="T4">#_ </text:span>TASK-1 : #22</text:p>
        </text:list-item>
        <text:list-item>
          <text:p text:style-name="P31"><text:span text:style-name="T4">#_ </text:span>SEG-1 : search ==&gt; “plasma microwave discharge”</text:p>
          <text:list>
            <text:list-item>
              <text:p text:style-name="P31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1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8488341860171623198" text:style-name="L10">
        <text:list-item>
          <text:p text:style-name="P32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572865983615723433" text:style-name="L11">
        <text:list-item>
          <text:p text:style-name="P33">REVIEW </text:p>
        </text:list-item>
        <text:list-item>
          <text:p text:style-name="P33"><text:span text:style-name="T4">#_ </text:span>TASK-1 : M-47 / #21.1 “<text:span text:style-name="T8">Gliding arc (GA) discharge</text:span>”</text:p>
          <text:list>
            <text:list-item>
              <text:p text:style-name="P33">==&gt; COMP</text:p>
            </text:list-item>
          </text:list>
        </text:list-item>
      </text:list>
      <text:p text:style-name="P5">[next]</text:p>
      <text:list xml:id="list91068909753877835" text:style-name="L12">
        <text:list-item>
          <text:p text:style-name="P69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2511975548704101214" text:style-name="L13">
        <text:list-item>
          <text:p text:style-name="P34"><text:soft-page-break/>REVIEW </text:p>
        </text:list-item>
        <text:list-item>
          <text:p text:style-name="P34">TASK-1 : #21.1.1 ==&gt; memo-out</text:p>
          <text:list>
            <text:list-item>
              <text:p text:style-name="P34">T-1.1</text:p>
              <text:list>
                <text:list-item>
                  <text:p text:style-name="P34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8518022485940868109" text:style-name="L14">
        <text:list-item>
          <text:p text:style-name="P35">TASK : #22 / M-47</text:p>
          <text:list>
            <text:list-item>
              <text:p text:style-name="P35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512399722781501941" text:style-name="L15">
        <text:list-item>
          <text:p text:style-name="P36">REVIEW </text:p>
        </text:list-item>
        <text:list-item>
          <text:p text:style-name="P36">TASK-1 : #22 / M-47</text:p>
          <text:list>
            <text:list-item>
              <text:p text:style-name="P36">search : plasma radio frequency</text:p>
              <text:list>
                <text:list-item>
                  <text:p text:style-name="P36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6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6">search : “RF plasma”</text:p>
              <text:list>
                <text:list-item>
                  <text:p text:style-name="P36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6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6">search : “plasma corona discharge”</text:p>
              <text:list>
                <text:list-item>
                  <text:p text:style-name="P36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6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6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</text:p>
          <text:list>
            <text:list-item>
              <text:list>
                <text:list-item>
                  <text:p text:style-name="P36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6552458053767923348" text:style-name="L16">
        <text:list-item>
          <text:p text:style-name="P70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4715296057215041511" text:style-name="L17">
        <text:list-item>
          <text:p text:style-name="P37"><text:soft-page-break/>REVIEW </text:p>
        </text:list-item>
        <text:list-item>
          <text:p text:style-name="P37">TASK-1 : #24.6 / M-47 </text:p>
          <text:list>
            <text:list-item>
              <text:p text:style-name="P37">#24.6</text:p>
              <text:list>
                <text:list-item>
                  <text:p text:style-name="P37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7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5">[next]</text:p>
      <text:list xml:id="list6935388148675978216" text:style-name="L18">
        <text:list-item>
          <text:p text:style-name="P71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2315759151153255321" text:style-name="L19">
        <text:list-item>
          <text:p text:style-name="P38">REVIEW </text:p>
        </text:list-item>
        <text:list-item>
          <text:p text:style-name="P38">TASK-1 : </text:p>
          <text:list>
            <text:list-item>
              <text:p text:style-name="P38">==&gt; OK</text:p>
            </text:list-item>
          </text:list>
        </text:list-item>
      </text:list>
      <text:p text:style-name="P5">[next]</text:p>
      <text:list xml:id="list769495094874332738" text:style-name="L20">
        <text:list-item>
          <text:p text:style-name="P39">TASK : M-47 : <text:span text:style-name="T10">#23</text:span></text:p>
          <text:list>
            <text:list-item>
              <text:p text:style-name="P39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7678245379784272516" text:style-name="L21">
        <text:list-item>
          <text:p text:style-name="P40">REVIEW </text:p>
        </text:list-item>
        <text:list-item>
          <text:p text:style-name="P40">TASK : M-47 : <text:span text:style-name="T10">#23 #23.1</text:span></text:p>
          <text:list>
            <text:list-item>
              <text:p text:style-name="P64">#23.1</text:p>
            </text:list-item>
            <text:list-item>
              <text:p text:style-name="P40">#23.3</text:p>
            </text:list-item>
            <text:list-item>
              <text:p text:style-name="P40">~ <text:span text:style-name="T10">#23.3.7</text:span></text:p>
            </text:list-item>
            <text:list-item>
              <text:p text:style-name="P40"/>
            </text:list-item>
          </text:list>
        </text:list-item>
      </text:list>
      <text:p text:style-name="P19">[next]</text:p>
      <text:list xml:id="list8904807728812830074" text:style-name="L22">
        <text:list-item>
          <text:p text:style-name="P41">TASK : <text:span text:style-name="T10">#23.4</text:span></text:p>
          <text:list>
            <text:list-item>
              <text:p text:style-name="P65"/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4">#_ </text:span></text:p>
      <text:list xml:id="list8843710234877875675" text:style-name="L23">
        <text:list-item>
          <text:p text:style-name="P42">REVIEW </text:p>
        </text:list-item>
        <text:list-item>
          <text:p text:style-name="P42">TASK-1 : M-47 : <text:span text:style-name="T10">#23.4</text:span></text:p>
          <text:list>
            <text:list-item>
              <text:p text:style-name="P42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2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2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7043679490494468445" text:style-name="L24">
        <text:list-item>
          <text:p text:style-name="P43">TASK : M-47</text:p>
          <text:list>
            <text:list-item>
              <text:p text:style-name="P43"><text:s/><text:span text:style-name="T10">#23.4.1</text:span></text:p>
            </text:list-item>
          </text:list>
        </text:list-item>
        <text:list-item>
          <text:p text:style-name="P43"/>
        </text:list-item>
      </text:list>
      <text:p text:style-name="P5">[further]</text:p>
      <text:p text:style-name="P6"><text:soft-page-break/><text:line-break/><text:span text:style-name="T5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4">#_ </text:span></text:p>
      <text:list xml:id="list3916894800328024266" text:style-name="L25">
        <text:list-item>
          <text:p text:style-name="P44">REVIEW </text:p>
        </text:list-item>
        <text:list-item>
          <text:p text:style-name="P44"><text:span text:style-name="T4">#_ </text:span>SEG-1 : mapping</text:p>
          <text:list>
            <text:list-item>
              <text:p text:style-name="P44">C:\WORKS_2\WS\FM_2_20171104_225946\Projects\JVEMV6\37_miscs\23_co2</text:p>
              <text:list>
                <text:list-item>
                  <text:p text:style-name="P44">1_mind-map.mm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20">M-47</text:p>
                </text:list-item>
                <text:list-item>
                  <text:p text:style-name="P66">#23.4.1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s: SOEC</text:p>
                  <text:list>
                    <text:list-item>
                      <text:p text:style-name="P44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4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4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8043788430259482703" text:style-name="L26">
        <text:list-item>
          <text:p text:style-name="P45">TASK</text:p>
          <text:list>
            <text:list-item>
              <text:p text:style-name="P45">M-47 : <text:span text:style-name="T10">#23.6</text:span></text:p>
            </text:list-item>
          </text:list>
        </text:list-item>
      </text:list>
      <text:p text:style-name="P5">[further]</text:p>
      <text:p text:style-name="P6"><text:line-break/><text:span text:style-name="T5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4">#_ </text:span></text:p>
      <text:list xml:id="list4453036097725161685" text:style-name="L27">
        <text:list-item>
          <text:p text:style-name="P46">REVIEW </text:p>
        </text:list-item>
        <text:list-item>
          <text:p text:style-name="P46">TASK-1 : M-47 : <text:span text:style-name="T10">#23.6</text:span></text:p>
          <text:list>
            <text:list-item>
              <text:p text:style-name="P46">? : “direct oxidative production of oxygenates”</text:p>
              <text:list>
                <text:list-item>
                  <text:p text:style-name="P46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6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6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5">[next]</text:p>
      <text:list xml:id="list2099600439901996999" text:style-name="L28">
        <text:list-item>
          <text:p text:style-name="P47">TASK ==&gt; see memo</text:p>
        </text:list-item>
      </text:list>
      <text:p text:style-name="P5"><text:soft-page-break/>[further]</text:p>
      <text:p text:style-name="P6"><text:line-break/><text:span text:style-name="T5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4">#_ </text:span></text:p>
      <text:list xml:id="list4091855950264216794" text:style-name="L29">
        <text:list-item>
          <text:p text:style-name="P48">REVIEW </text:p>
        </text:list-item>
        <text:list-item>
          <text:p text:style-name="P48">TASK-1 : M-47 / #23</text:p>
          <text:list>
            <text:list-item>
              <text:p text:style-name="P48">up to : //20200727_154823</text:p>
            </text:list-item>
            <text:list-item>
              <text:p text:style-name="P48"><text:span text:style-name="T4">#_ </text:span>DRM ==&gt; what?</text:p>
              <text:list>
                <text:list-item>
                  <text:p text:style-name="P48">==&gt; “dry reforming of methane ” (2.2.1.)</text:p>
                </text:list-item>
              </text:list>
            </text:list-item>
            <text:list-item>
              <text:p text:style-name="P48"><text:span text:style-name="T4">#_ </text:span>rea<text:span text:style-name="T6">d : texts_47.odt </text:span></text:p>
              <text:list>
                <text:list-item>
                  <text:p text:style-name="P48">#6</text:p>
                </text:list-item>
              </text:list>
            </text:list-item>
            <text:list-item>
              <text:p text:style-name="P48">rea<text:span text:style-name="T6">d : M-47 / secton : 2.2.</text:span></text:p>
              <text:list>
                <text:list-item>
                  <text:p text:style-name="P62">mapping</text:p>
                </text:list-item>
              </text:list>
            </text:list-item>
          </text:list>
        </text:list-item>
      </text:list>
      <text:p text:style-name="P5">[next]</text:p>
      <text:list xml:id="list5167179795986383575" text:style-name="L30">
        <text:list-item>
          <text:p text:style-name="P49">TASK : #15 / M-47</text:p>
          <text:list>
            <text:list-item>
              <text:p text:style-name="P49">texts_47.odt</text:p>
            </text:list-item>
          </text:list>
        </text:list-item>
        <text:list-item>
          <text:p text:style-name="P49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5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4">#_ </text:span></text:p>
      <text:list xml:id="list1204005014816055941" text:style-name="L31">
        <text:list-item>
          <text:p text:style-name="P50">REVIEW </text:p>
        </text:list-item>
        <text:list-item>
          <text:p text:style-name="P50">TASK : #15 / M-47</text:p>
          <text:list>
            <text:list-item>
              <text:p text:style-name="P50">texts_47.odt</text:p>
            </text:list-item>
          </text:list>
        </text:list-item>
      </text:list>
      <text:p text:style-name="P5">[next]</text:p>
      <text:list xml:id="list994599852073926919" text:style-name="L32">
        <text:list-item>
          <text:p text:style-name="P51">TASK</text:p>
          <text:list>
            <text:list-item>
              <text:p text:style-name="P51">#15.05 / M-47</text:p>
            </text:list-item>
          </text:list>
        </text:list-item>
        <text:list-item>
          <text:p text:style-name="P51">TASK</text:p>
          <text:list>
            <text:list-item>
              <text:p text:style-name="P51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4">#_ </text:span></text:p>
      <text:list xml:id="list6594394275576087626" text:style-name="L33">
        <text:list-item>
          <text:p text:style-name="P52">REVIEW </text:p>
        </text:list-item>
        <text:list-item>
          <text:p text:style-name="P52">TASK</text:p>
          <text:list>
            <text:list-item>
              <text:p text:style-name="P52">#15.05 / M-47</text:p>
            </text:list-item>
          </text:list>
        </text:list-item>
        <text:list-item>
          <text:p text:style-name="P52">TASK</text:p>
          <text:list>
            <text:list-item>
              <text:p text:style-name="P52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7261994625325281026" text:style-name="L34">
        <text:list-item>
          <text:p text:style-name="P53">TASK : #16 / M-47</text:p>
        </text:list-item>
        <text:list-item>
          <text:p text:style-name="P53">TASK : M-51</text:p>
        </text:list-item>
      </text:list>
      <text:p text:style-name="P6"><text:line-break/><text:span text:style-name="T5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4">#_ </text:span></text:p>
      <text:list xml:id="list860056866551201849" text:style-name="L35">
        <text:list-item>
          <text:p text:style-name="P54">REVIEW </text:p>
        </text:list-item>
        <text:list-item>
          <text:p text:style-name="P54">TASK-1 : #16 / M-47</text:p>
        </text:list-item>
        <text:list-item>
          <text:p text:style-name="P63">TASK : M-51</text:p>
        </text:list-item>
      </text:list>
      <text:p text:style-name="P5"><text:soft-page-break/>[next]</text:p>
      <text:list xml:id="list496563642347143666" text:style-name="L36">
        <text:list-item>
          <text:p text:style-name="P55">TASK : m-47</text:p>
          <text:list>
            <text:list-item>
              <text:p text:style-name="P55">#16.0.3</text:p>
            </text:list-item>
          </text:list>
        </text:list-item>
      </text:list>
      <text:p text:style-name="P6"><text:line-break/><text:span text:style-name="T5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4">#_ </text:span></text:p>
      <text:list xml:id="list6510291685832861233" text:style-name="L44">
        <text:list-item>
          <text:p text:style-name="P59">REVIEW </text:p>
        </text:list-item>
        <text:list-item>
          <text:p text:style-name="P59">TASK : m-47</text:p>
          <text:list>
            <text:list-item>
              <text:p text:style-name="P59">#16.0.3</text:p>
            </text:list-item>
          </text:list>
        </text:list-item>
      </text:list>
      <text:p text:style-name="P5">[next]</text:p>
      <text:list xml:id="list6777894646287484301" text:style-name="L37">
        <text:list-item>
          <text:p text:style-name="P56">TASK : m-47 / #17.0.4</text:p>
        </text:list-item>
      </text:list>
      <text:p text:style-name="P6"><text:line-break/><text:span text:style-name="T5">[/ XXX] 20200830_182318</text:span></text:p>
      <text:p text:style-name="P4"/>
      <text:p text:style-name="P3">@@@</text:p>
      <text:p text:style-name="P5"><text:span text:style-name="T2">23.1_10</text:span>----------------------------------------------------------------</text:p>
      <text:p text:style-name="P8">[11] res free# JVEMV6 37#23.1_X / 37. miscs / 23. CO2 / 1. mind-map / XXX</text:p>
      <text:p text:style-name="P4"/>
      <text:p text:style-name="P5"><text:soft-page-break/>[do] <text:span text:style-name="T4">#_ </text:span></text:p>
      <text:list xml:id="list2399702155257687519" text:style-name="L46">
        <text:list-item>
          <text:p text:style-name="P61">REVIEW </text:p>
        </text:list-item>
        <text:list-item>
          <text:p text:style-name="P61">TASK-1</text:p>
        </text:list-item>
      </text:list>
      <text:p text:style-name="P5">[next]</text:p>
      <text:list xml:id="list9196945688231960852" text:style-name="L45">
        <text:list-item>
          <text:p text:style-name="P60">TASK</text:p>
        </text:list-item>
      </text:list>
      <text:p text:style-name="P6"><text:line-break/><text:span text:style-name="T5">[/ XXX] </text:span></text:p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8454644" text:continue-list="list2315759151153255321" text:style-name="L19">
        <text:list-item>
          <text:p text:style-name="P38">REVIEW </text:p>
        </text:list-item>
        <text:list-item>
          <text:p text:style-name="P38">TASK-1</text:p>
        </text:list-item>
      </text:list>
      <text:p text:style-name="P5">[next]</text:p>
      <text:list xml:id="list4727041116959425537" text:style-name="L38">
        <text:list-item>
          <text:p text:style-name="P57">TASK</text:p>
        </text:list-item>
      </text:list>
      <text:p text:style-name="P13"><text:line-break/><text:span text:style-name="T5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><text:soft-page-break/></text:p>
      <text:p text:style-name="P5">[do] <text:span text:style-name="T4">#_ </text:span></text:p>
      <text:list xml:id="list6527922692249722858" text:style-name="L39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read</text:p>
            </text:list-item>
          </text:list>
        </text:list-item>
      </text:list>
      <text:section text:style-name="Sect1" text:name="セクション8">
        <text:list xml:id="list38449024" text:continue-numbering="true" text:style-name="L39">
          <text:list-item>
            <text:list>
              <text:list-item>
                <text:list>
                  <text:list-item>
                    <text:p text:style-name="P58">aa</text:p>
                  </text:list-item>
                  <text:list-item>
                    <text:p text:style-name="P58">bb</text:p>
                  </text:list-item>
                  <text:list-item>
                    <text:p text:style-name="P58">cc</text:p>
                  </text:list-item>
                </text:list>
              </text:list-item>
            </text:list>
          </text:list-item>
        </text:list>
      </text:section>
      <text:list xml:id="list38451809" text:continue-numbering="true" text:style-name="L39">
        <text:list-item>
          <text:list>
            <text:list-item>
              <text:p text:style-name="P58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456352" text:continue-numbering="true" text:style-name="L39">
        <text:list-item>
          <text:list>
            <text:list-item>
              <text:p text:style-name="P58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475628" text:continue-numbering="true" text:style-name="L39">
        <text:list-item>
          <text:p text:style-name="P58">aaa</text:p>
        </text:list-item>
        <text:list-item>
          <text:p text:style-name="P58">aa</text:p>
          <text:list>
            <text:list-item>
              <text:p text:style-name="P58"/>
            </text:list-item>
          </text:list>
        </text:list-item>
      </text:list>
      <text:p text:style-name="P15"/>
      <text:p text:style-name="P5"/>
      <text:p text:style-name="P5">[next]</text:p>
      <text:list xml:id="list8637423081485175296" text:style-name="L40">
        <text:list-item>
          <text:p text:style-name="P72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<text:soft-page-break/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<text:soft-page-break/>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10] res free# JVEMV6 37#23.1_X / 37. miscs / 23. CO2 / 1. mind-map / 20200830_175318</text:span></text:p>
          </table:table-cell>
        </table:table-row>
        <text:soft-page-break/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349208842696396406" text:style-name="L41">
              <text:list-item>
                <text:p text:style-name="P21">C/P</text:p>
              </text:list-item>
              <text:list-item>
                <text:p text:style-name="P21">change</text:p>
                <text:list>
                  <text:list-item>
                    <text:p text:style-name="P21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1645346997465301488" text:style-name="L42">
              <text:list-item>
                <text:p text:style-name="P22">top of the title lines, change ==&gt; session number</text:p>
              </text:list-item>
              <text:list-item>
                <text:p text:style-name="P22">current session num ==&gt; increment</text:p>
              </text:list-item>
              <text:list-item>
                <text:p text:style-name="P22">datetime ==&gt; change to “XXX”</text:p>
              </text:list-item>
            </text:list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2966096134651201417" text:style-name="L43">
              <text:list-item>
                <text:p text:style-name="P23">doc</text:p>
              </text:list-item>
              <text:list-item>
                <text:p text:style-name="P23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8-30T18:24:37.30</dc:date>
    <dc:creator>iwabuchi ken</dc:creator>
    <meta:editing-duration>P2DT9H17M56S</meta:editing-duration>
    <meta:editing-cycles>294</meta:editing-cycles>
    <meta:generator>OpenOffice/4.1.3$Win32 OpenOffice.org_project/413m1$Build-9783</meta:generator>
    <meta:document-statistic meta:table-count="14" meta:image-count="0" meta:object-count="0" meta:page-count="23" meta:paragraph-count="355" meta:word-count="1337" meta:character-count="10815"/>
  </office:meta>
</office:document-meta>
</file>